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Menlo" svg:font-family="Menlo, Monaco, 'Courier New', monospace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7be" officeooo:paragraph-rsid="0012b7be"/>
    </style:style>
    <style:style style:name="P2" style:family="paragraph" style:parent-style-name="Standard">
      <style:text-properties officeooo:rsid="0015aff5" officeooo:paragraph-rsid="0015aff5"/>
    </style:style>
    <style:style style:name="P3" style:family="paragraph" style:parent-style-name="Standard">
      <style:text-properties officeooo:rsid="00166d97" officeooo:paragraph-rsid="00166d97"/>
    </style:style>
    <style:style style:name="P4" style:family="paragraph" style:parent-style-name="Standard">
      <style:text-properties officeooo:rsid="00185d46" officeooo:paragraph-rsid="00185d46"/>
    </style:style>
    <style:style style:name="P5" style:family="paragraph" style:parent-style-name="Standard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6" style:family="paragraph" style:parent-style-name="Preformatted_20_Text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7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37998b"/>
    </style:style>
    <style:style style:name="P8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rsid="00380229" officeooo:paragraph-rsid="00380229"/>
    </style:style>
    <style:style style:name="P9" style:family="paragraph" style:parent-style-name="Preformatted_20_Text">
      <style:text-properties officeooo:rsid="0019f420" officeooo:paragraph-rsid="0019f420"/>
    </style:style>
    <style:style style:name="P10" style:family="paragraph" style:parent-style-name="Preformatted_20_Text">
      <style:paragraph-properties fo:margin-left="0in" fo:margin-right="0in" fo:text-indent="0in" style:auto-text-indent="false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officeooo:paragraph-rsid="001f7c8e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216047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256b50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officeooo:paragraph-rsid="00266b9c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26e654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paragraph-rsid="002835bd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8e8c2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officeooo:paragraph-rsid="002be875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paragraph-rsid="002beefd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officeooo:paragraph-rsid="002d3749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officeooo:paragraph-rsid="002e7c39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officeooo:paragraph-rsid="003fab86"/>
    </style:style>
    <style:style style:name="P23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00150"/>
    </style:style>
    <style:style style:name="P24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2896d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text-properties officeooo:paragraph-rsid="00310349"/>
    </style:style>
    <style:style style:name="P27" style:family="paragraph" style:parent-style-name="Text_20_body">
      <style:text-properties officeooo:paragraph-rsid="0037998b"/>
    </style:style>
    <style:style style:name="P28" style:family="paragraph" style:parent-style-name="Text_20_body">
      <style:text-properties officeooo:paragraph-rsid="003b412a"/>
    </style:style>
    <style:style style:name="P29" style:family="paragraph" style:parent-style-name="Text_20_body">
      <style:text-properties officeooo:rsid="0041abf2" officeooo:paragraph-rsid="0041abf2"/>
    </style:style>
    <style:style style:name="P3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officeooo:paragraph-rsid="00380229"/>
    </style:style>
    <style:style style:name="P32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37998b"/>
    </style:style>
    <style:style style:name="P33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4aa754"/>
    </style:style>
    <style:style style:name="T1" style:family="text">
      <style:text-properties fo:color="#ffffff" style:font-name="inherit" fo:background-color="#051e30" loext:char-shading-value="0" loext:padding="0in" loext:border="none"/>
    </style:style>
    <style:style style:name="T2" style:family="text">
      <style:text-properties fo:font-variant="normal" fo:text-transform="none" fo:color="#ffffff" style:font-name="inherit" fo:font-size="10.1999998092651pt" fo:letter-spacing="normal" fo:font-style="normal" fo:font-weight="normal" fo:background-color="#051e30" loext:char-shading-value="0" loext:padding="0in" loext:border="none"/>
    </style:style>
    <style:style style:name="T3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officeooo:rsid="001f7c8e" loext:padding="0in" loext:border="none"/>
    </style:style>
    <style:style style:name="T5" style:family="text">
      <style:text-properties fo:font-variant="normal" fo:text-transform="none" fo:color="#000000" style:font-name="Consolas" fo:letter-spacing="normal" fo:font-style="normal" fo:font-weight="normal" officeooo:rsid="0022c07d" loext:padding="0in" loext:border="none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3641b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256b50" loext:padding="0in" loext:border="none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266b9c" loext:padding="0in" loext:border="none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26e654" loext:padding="0in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officeooo:rsid="002835bd" loext:padding="0in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28e8c2" loext:padding="0in" loext:border="none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officeooo:rsid="00266b9c" style:font-name-asian="Noto Sans Mono CJK SC" style:font-size-asian="10pt" style:font-name-complex="Liberation Mono" style:font-size-complex="10pt" loext:padding="0in" loext:border="none"/>
    </style:style>
    <style:style style:name="T13" style:family="text">
      <style:text-properties fo:font-variant="normal" fo:text-transform="none" fo:color="#dd4a68" style:font-name="inherit" fo:font-size="8.39999961853027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32629" style:font-name="ui-monospace" fo:font-size="7.80000019073486pt" fo:letter-spacing="normal" fo:font-style="normal" fo:font-weight="normal" officeooo:rsid="0028e8c2" loext:padding="0in" loext:border="none"/>
    </style:style>
    <style:style style:name="T15" style:family="text">
      <style:text-properties fo:font-variant="normal" fo:text-transform="none" fo:color="#232629" style:font-name="ui-monospace" fo:font-size="7.80000019073486pt" fo:letter-spacing="normal" fo:font-style="normal" fo:font-weight="normal" officeooo:rsid="002ac8a2" loext:padding="0in" loext:border="none"/>
    </style:style>
    <style:style style:name="T16" style:family="text">
      <style:text-properties fo:font-variant="normal" fo:text-transform="none" fo:color="#232629" style:font-name="ui-monospace" fo:font-size="7.80000019073486pt" fo:letter-spacing="normal" fo:font-style="normal" fo:font-weight="normal" officeooo:rsid="002be875" loext:padding="0in" loext:border="none"/>
    </style:style>
    <style:style style:name="T17" style:family="text">
      <style:text-properties fo:font-variant="normal" fo:text-transform="none" fo:color="#232629" style:font-name="ui-monospace" fo:font-size="7.80000019073486pt" fo:letter-spacing="normal" fo:font-style="normal" fo:font-weight="normal" officeooo:rsid="002d3749" loext:padding="0in" loext:border="none"/>
    </style:style>
    <style:style style:name="T18" style:family="text">
      <style:text-properties fo:font-variant="normal" fo:text-transform="none" fo:color="#232629" style:font-name="ui-monospace" fo:font-size="7.80000019073486pt" fo:letter-spacing="normal" fo:font-style="normal" fo:font-weight="normal" officeooo:rsid="002e7c39" loext:padding="0in" loext:border="none"/>
    </style:style>
    <style:style style:name="T19" style:family="text">
      <style:text-properties fo:font-variant="normal" fo:text-transform="none" fo:color="#232629" style:font-name="ui-monospace" fo:font-size="7.80000019073486pt" fo:letter-spacing="normal" fo:font-style="normal" fo:font-weight="normal" officeooo:rsid="00300150" loext:padding="0in" loext:border="none"/>
    </style:style>
    <style:style style:name="T20" style:family="text">
      <style:text-properties fo:font-variant="normal" fo:text-transform="none" fo:color="#232629" style:font-name="ui-monospace" fo:font-size="7.80000019073486pt" fo:letter-spacing="normal" fo:font-style="normal" fo:font-weight="normal" officeooo:rsid="0032896d" loext:padding="0in" loext:border="none"/>
    </style:style>
    <style:style style:name="T21" style:family="text">
      <style:text-properties fo:font-variant="normal" fo:text-transform="none" fo:color="#232629" style:font-name="ui-monospace" fo:font-size="7.80000019073486pt" fo:letter-spacing="normal" fo:font-style="normal" fo:font-weight="normal" officeooo:rsid="003fab86" loext:padding="0in" loext:border="none"/>
    </style:style>
    <style:style style:name="T22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875" loext:padding="0in" loext:border="none"/>
    </style:style>
    <style:style style:name="T23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efd" loext:padding="0in" loext:border="none"/>
    </style:style>
    <style:style style:name="T24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d3749" loext:padding="0in" loext:border="none"/>
    </style:style>
    <style:style style:name="T25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6" style:family="text">
      <style:text-properties fo:font-variant="normal" fo:text-transform="none" style:font-name="var ff-mono" fo:letter-spacing="normal" fo:font-style="normal" fo:font-weight="normal" officeooo:rsid="00380229" fo:background-color="transparent" loext:char-shading-value="0" loext:padding="0in" loext:border="none"/>
    </style:style>
    <style:style style:name="T27" style:family="text">
      <style:text-properties style:font-name="var ff-mono" fo:background-color="transparent" loext:char-shading-value="0" loext:padding="0in" loext:border="none"/>
    </style:style>
    <style:style style:name="T28" style:family="text">
      <style:text-properties fo:color="#515151" style:font-name="Menlo" fo:font-size="7.19999980926514pt" fo:background-color="transparent" loext:char-shading-value="0" loext:padding="0in" loext:border="none"/>
    </style:style>
    <style:style style:name="T29" style:family="text">
      <style:text-properties fo:color="#515151" style:font-name="Menlo" fo:font-size="7.19999980926514pt" officeooo:rsid="004aa754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earch post quantizeing keras model skip some layers</text:p>
      <text:p text:style-name="P2">Quantiztion definitions:</text:p>
      <text:p text:style-name="P1"><text:a xlink:type="simple" xlink:href="https://medium.com/codex/quantization-tutorial-in-tensorflow-to-optimize-a-ml-model-like-a-pro-cadf811482d9" text:style-name="Internet_20_link" text:visited-style-name="Visited_20_Internet_20_Link">https://medium.com/codex/quantization-tutorial-in-tensorflow-to-optimize-a-ml-model-like-a-pro-cadf811482d9</text:a></text:p>
      <text:p text:style-name="P1"/>
      <text:p text:style-name="P3">Quantizatin technical:</text:p>
      <text:p text:style-name="P3"><text:a xlink:type="simple" xlink:href="https://www.tensorflow.org/lite/performance/quantization_debugger" text:style-name="Internet_20_link" text:visited-style-name="Visited_20_Internet_20_Link">https://www.tensorflow.org/lite/performance/quantization_debugger</text:a></text:p>
      <text:p text:style-name="P3">https://netron.app/</text:p>
      <text:p text:style-name="P3"/>
      <text:p text:style-name="P3"/>
      <text:p text:style-name="P4">python default version:</text:p>
      <text:p text:style-name="P4">sudo update-alternatives --install /usr/local/bin/python3 python3 /usr/local/bin/python3.10 9</text:p>
      <text:p text:style-name="P4">sudo update-alternatives --config python3</text:p>
      <text:p text:style-name="P4">if you want to also set python to python3 then:</text:p>
      <text:p text:style-name="P4">sudo update-alternatives --install /usr/local/bin/python python /usr/local/bin/python3.10 9</text:p>
      <text:p text:style-name="P4"/>
      <text:p text:style-name="P5">sudo apt install python3-pip</text:p>
      <text:p text:style-name="P5"/>
      <text:p text:style-name="P6"><text:span text:style-name="Source_20_Text"><text:span text:style-name="T1">mkdir ~/sample_app &amp;&amp; cd ~/sample_app</text:span></text:span></text:p>
      <text:p text:style-name="P6"><text:span text:style-name="Source_20_Text"><text:span text:style-name="T1">python3.10 -m venv sample_app_venv</text:span></text:span></text:p>
      <text:p text:style-name="P6"><text:span text:style-name="Source_20_Text"><text:span text:style-name="T1">source sample_app_venv/bin/activate</text:span></text:span></text:p>
      <text:p text:style-name="P9"><text:span text:style-name="Source_20_Text"><text:span text:style-name="T2">deactivate</text:span></text:span></text:p>
      <text:p text:style-name="P9"><text:span text:style-name="Source_20_Text"><text:span text:style-name="T2"/></text:span></text:p>
      <text:p text:style-name="P9">pip freeze &gt; requirements.txt</text:p>
      <text:p text:style-name="P10"><text:span text:style-name="Source_20_Text"><text:span text:style-name="T3">pip </text:span></text:span><text:span text:style-name="Source_20_Text"><text:span text:style-name="T13">install</text:span></text:span><text:span text:style-name="Source_20_Text"><text:span text:style-name="T3"> -r requirements.txt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>https://medium.com/@sonalimedani/post-training-quantization-with-tensorflow-lite-on-a-keras-model-f373068966c4</text:span></text:span></text:p>
      <text:p text:style-name="P10"><text:span text:style-name="Source_20_Text"><text:span text:style-name="T3">https://github.com/sonalimedani/TF_Quantization/blob/master/quantization.ipynb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>https://www.tensorflow.org/lite/performance/post_training_quantization:</text:span></text:span></text:p>
      <text:p text:style-name="P10"><text:span text:style-name="Source_20_Text"><text:span text:style-name="T3">For full integer quantization, you need to calibrate or estimate the range, i.e, (min, max) of all floating-point tensors in the model. </text:span></text:span></text:p>
      <text:p text:style-name="P10"><text:span text:style-name="Source_20_Text"><text:span text:style-name="T3">Unlike constant tensors such as weights and biases, variable tensors such as model input, activations (outputs of intermediate layers) and model output</text:span></text:span></text:p>
      <text:p text:style-name="P10"><text:span text:style-name="Source_20_Text"><text:span text:style-name="T3">cannot be calibrated unless we run a few inference cycles. As a result, the converter requires a representative dataset to calibrate them. </text:span></text:span></text:p>
      <text:p text:style-name="P10"><text:span text:style-name="Source_20_Text"><text:span text:style-name="T3">This dataset can be a small subset (around ~100-500 samples) of the training or validation data. Refer to the representative_dataset() function below.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a xlink:type="simple" xlink:href="https://github.com/experiencor/keras-yolo3" text:style-name="Internet_20_link" text:visited-style-name="Visited_20_Internet_20_Link"><text:span text:style-name="Source_20_Text">https://github.com/experiencor/keras-yolo3</text:span></text:a><text:span text:style-name="Source_20_Text"><text:span text:style-name="T3">:</text:span></text:span></text:p>
      <text:p text:style-name="P11"><text:span text:style-name="Source_20_Text"><text:span text:style-name="T4">create_validation_set.sh to create a sample dataset from whole dataset</text:span></text:span></text:p>
      <text:p text:style-name="P12"><text:span text:style-name="Source_20_Text"><text:span text:style-name="T6"/></text:span></text:p>
      <text:p text:style-name="P13"><text:span text:style-name="Source_20_Text"><text:span text:style-name="T7">here:</text:span></text:span></text:p>
      <text:p text:style-name="P13"><text:span text:style-name="Source_20_Text"><text:span text:style-name="T7">/home/ehsan/UvA/Accuracy/Keras/Yolov3/Evaulation/keras-YOLOv3-model-set/tools/dataset_converter</text:span></text:span></text:p>
      <text:p text:style-name="P13"><text:span text:style-name="Source_20_Text"><text:span text:style-name="T7">python coco_annotation.py –dataset_path=/home/ehsan/UvA/Accuracy/Keras/Yolov3/</text:span></text:span><text:span text:style-name="Source_20_Text"><text:span text:style-name="T12">Data</text:span></text:span><text:span text:style-name="Source_20_Text"><text:span text:style-name="T7">set/</text:span></text:span></text:p>
      <text:p text:style-name="P14"><text:span text:style-name="Source_20_Text"><text:span text:style-name="T8">to generate the annotation there (val2017.txt and train2017.txt), then they could be used for eval.py.<text:line-break/>Then I just copy first 10 lines of the val2017.txt file to sample_10_2017.txt for test the programs).</text:span></text:span></text:p>
      <text:p text:style-name="P14"><text:span text:style-name="Source_20_Text"><text:span text:style-name="T9"/></text:span></text:p>
      <text:p text:style-name="P15"><text:span text:style-name="Source_20_Text"><text:span text:style-name="T9">conda Quantize env, works well for quantizatio (Q.py) and yolo env (with tensorflow 2.0 works well for evaluation (eval.py). </text:span></text:span></text:p>
      <text:p text:style-name="P15"><text:span text:style-name="Source_20_Text"><text:span text:style-name="T9">I create qt env and first install quantization libraries then I remove the versions of required libraries of evaluation (requirement.txt → req.txt) and </text:span></text:span><text:soft-page-break/><text:span text:style-name="Source_20_Text"><text:span text:style-name="T9">install these libraries also. This lib works for both quantization and evaluation! Good job. <text:s text:c="2"/>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6"><text:span text:style-name="Source_20_Text"><text:span text:style-name="T10">Eval.py: two places need changing command to work with newer libraries (plt object), I put try except to works with both old and new libraries. Also in load_tf model I fixed the input shape of the model.(because converted model to tf, input shape was [1,1,1,3] while I changed it to [1,608,608,3].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/></text:span></text:p>
      <text:p text:style-name="P17"><text:span text:style-name="Source_20_Text"><text:span text:style-name="T11">To convert py and ipynb to each other use this command:</text:span></text:span></text:p>
      <text:p text:style-name="P17"><text:span text:style-name="Source_20_Text"><text:span text:style-name="T14">jupytext --set-formats ipynb,py &lt;file&gt;.ipynb --</text:span></text:span><text:span text:style-name="Source_20_Text"><text:span text:style-name="T15">sync</text:span></text:span></text:p>
      <text:p text:style-name="P17"><text:span text:style-name="Source_20_Text"><text:span text:style-name="T14">jupytext --set-formats ipynb,py &lt;file&gt;.py –</text:span></text:span><text:span text:style-name="Source_20_Text"><text:span text:style-name="T15">sync</text:span></text:span></text:p>
      <text:p text:style-name="P22"><text:span text:style-name="Source_20_Text"><text:span text:style-name="T21">python -m pip install jupytesxt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18"><text:span text:style-name="Source_20_Text"><text:span text:style-name="T16">to kill ps:</text:span></text:span></text:p>
      <text:p text:style-name="P18"><text:span text:style-name="Source_20_Text"><text:span text:style-name="T22">ps -ef | grep python | sort</text:span></text:span></text:p>
      <text:p text:style-name="P19"><text:span text:style-name="Source_20_Text"><text:span text:style-name="T23">then: kill id</text:span></text:span></text:p>
      <text:p text:style-name="P20"><text:span text:style-name="Source_20_Text"><text:span text:style-name="T24">kill all of my ps:<text:line-break/></text:span></text:span><text:span text:style-name="Source_20_Text"><text:span text:style-name="T17">pkill -U ehsan</text:span></text:span></text:p>
      <text:p text:style-name="P20"><text:span text:style-name="Source_20_Text"><text:span text:style-name="T17"/></text:span></text:p>
      <text:p text:style-name="P20"><text:span text:style-name="Source_20_Text"><text:span text:style-name="T17"/></text:span></text:p>
      <text:p text:style-name="P21"><text:span text:style-name="Source_20_Text"><text:span text:style-name="T18">GPU:</text:span></text:span></text:p>
      <text:p text:style-name="P21"><text:span text:style-name="Source_20_Text"><text:span text:style-name="T18">list of GPUs:</text:span></text:span></text:p>
      <text:p text:style-name="P20"><text:span text:style-name="Source_20_Text"><text:span text:style-name="T17">nvidia-smi –list-gpus</text:span></text:span></text:p>
      <text:p text:style-name="P20"><text:span text:style-name="Source_20_Text"><text:span text:style-name="T17"/></text:span></text:p>
      <text:p text:style-name="Preformatted_20_Text"><text:span text:style-name="Source_20_Text"><text:span text:style-name="T18">or <text:line-break/>cat /proc/driver/nvidia/gpus/*/information</text:span></text:span></text:p>
      <text:p text:style-name="P23"><text:span text:style-name="Source_20_Text"><text:span text:style-name="T19">or </text:span></text:span></text:p>
      <text:p text:style-name="P23"><text:span text:style-name="Source_20_Text"><text:span text:style-name="T19">pip install gpustat</text:span></text:span></text:p>
      <text:p text:style-name="P23"><text:span text:style-name="Source_20_Text"><text:span text:style-name="T19">gpustat</text:span></text:span></text:p>
      <text:p text:style-name="P23"><text:span text:style-name="Source_20_Text"><text:span text:style-name="T19"/></text:span></text:p>
      <text:p text:style-name="P24"><text:span text:style-name="Source_20_Text"><text:span text:style-name="T20">or</text:span></text:span></text:p>
      <text:p text:style-name="P24"><text:span text:style-name="Source_20_Text"><text:span text:style-name="T20">lspci | grep -i nvidia</text:span></text:span></text:p>
      <text:p text:style-name="P25"/>
      <text:p text:style-name="P25"/>
      <text:p text:style-name="P26"><text:line-break/></text:p>
      <text:p text:style-name="P27">sudo apt-get install libcudnn8</text:p>
      <text:p text:style-name="P27"/>
      <text:p text:style-name="P7">ipython kernel install --user –name=envname</text:p>
      <text:p text:style-name="P7"/>
      <text:p text:style-name="P7"><text:span text:style-name="Source_20_Text"><text:span text:style-name="T28"/></text:span></text:p>
      <text:p text:style-name="P7"><text:span text:style-name="Source_20_Text"><text:span text:style-name="T28"/></text:span></text:p>
      <text:p text:style-name="P33"><text:span text:style-name="Source_20_Text"><text:span text:style-name="T29">list of kernels:</text:span></text:span></text:p>
      <text:p text:style-name="P33"><text:span text:style-name="Source_20_Text"><text:span text:style-name="T29">jupyter kernelspec list</text:span></text:span></text:p>
      <text:p text:style-name="P33"><text:span text:style-name="Source_20_Text"><text:span text:style-name="T29">remove a kernel:<text:line-break/>jupyter kernelspec uninstall &lt;kernel-name&gt;</text:span></text:span></text:p>
      <text:p text:style-name="P33"><text:span text:style-name="Source_20_Text"><text:span text:style-name="T29">install a kernel:</text:span></text:span></text:p>
      <text:p text:style-name="P33"><text:span text:style-name="Source_20_Text"><text:span text:style-name="T29">first switch to that kernel, then run this command:</text:span></text:span></text:p>
      <text:p text:style-name="P33"><text:span text:style-name="Source_20_Text"><text:span text:style-name="T29">python -m ipykernel install --user –name=myenv</text:span></text:span></text:p>
      <text:p text:style-name="P7"/>
      <text:p text:style-name="P7"/>
      <text:p text:style-name="P7"/>
      <text:p text:style-name="P8">submodule:</text:p>
      <text:p text:style-name="P8">1- First fork the target repo into your github website and create a branch for this superproject or use an existing branch if you want (or you can clone that project into local and then push into new repo)</text:p>
      <text:p text:style-name="P8">2-in your super project add the submodule with this command:</text:p>
      <text:p text:style-name="P8"><text:span text:style-name="Source_20_Text"><text:span text:style-name="T27"># add submodule to track branch_name branch</text:span></text:span></text:p>
      <text:p text:style-name="P30"><text:span text:style-name="Source_20_Text"><text:span text:style-name="T25">git submodule add -b branch_name URL_to_Git_repo optional_directory_rename</text:span></text:span></text:p>
      <text:p text:style-name="P30"><text:span text:style-name="Source_20_Text"><text:span text:style-name="T25"/></text:span></text:p>
      <text:p text:style-name="P31"><text:span text:style-name="Source_20_Text"><text:span text:style-name="T26">3- First update exclude of submodule if you want (if it is not fine already); for this purpose </text:span></text:span></text:p>
      <text:p text:style-name="P31"><text:soft-page-break/><text:span text:style-name="Source_20_Text"><text:span text:style-name="T26">vim .git/modules/submodulename/info/exclude</text:span></text:span></text:p>
      <text:p text:style-name="P31"><text:span text:style-name="Source_20_Text"><text:span text:style-name="T26">4- make your desired changes in submodule dir </text:span></text:span></text:p>
      <text:p text:style-name="P31"><text:span text:style-name="Source_20_Text"><text:span text:style-name="T26">5- go to submodule dir and :<text:line-break/>git add –all</text:span></text:span></text:p>
      <text:p text:style-name="P31"><text:span text:style-name="Source_20_Text"><text:span text:style-name="T26">git commit -m “new changes”</text:span></text:span></text:p>
      <text:p text:style-name="P31"><text:span text:style-name="Source_20_Text"><text:span text:style-name="T26">git push</text:span></text:span></text:p>
      <text:p text:style-name="P31"><text:span text:style-name="Source_20_Text"><text:span text:style-name="T26">6- go back to parent dir and:</text:span></text:span></text:p>
      <text:p text:style-name="P31"><text:span text:style-name="Source_20_Text"><text:span text:style-name="T26">git add –all</text:span></text:span></text:p>
      <text:p text:style-name="P31"><text:span text:style-name="Source_20_Text"><text:span text:style-name="T26">git commit “change to my submodule”</text:span></text:span></text:p>
      <text:p text:style-name="P31"><text:span text:style-name="Source_20_Text"><text:span text:style-name="T26">git push</text:span></text:span></text:p>
      <text:p text:style-name="P8"/>
      <text:p text:style-name="P28"/>
      <text:p text:style-name="P28">a=[[z[i-l:i] for i in range(l,len(z)+1)] for l in range(1,len(z)+1)] </text:p>
      <text:p text:style-name="P28">aa=[ [ z[start:end+1] for end in range(start,len(z)) ] for start in range(0,len(z)) ]</text:p>
      <text:p text:style-name="P29">https://colab.research.google.com/github/tensorflow/docs/blob/master/site/en/guide/migrate/tflite.ipyn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Menlo" svg:font-family="Menlo, Monaco, 'Courier New', monospace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9:32:38.807362523</meta:creation-date>
    <dc:date>2023-06-16T19:31:20.568242081</dc:date>
    <meta:editing-duration>P3DT12H36M57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3" meta:paragraph-count="78" meta:word-count="580" meta:character-count="4480" meta:non-whitespace-character-count="3972"/>
  </office:meta>
</office:document-meta>
</file>